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rAnnotationProcessorEnvironmentImpl.getTypeDeclara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Typ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SpecifiedTyp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addListener( AnnotationProcesso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Typ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F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CheckerAnnotationProcessorEnvironmentImpl( Diagnostics apt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rAnnotationProcessorEnvironmentImpl.removeListener( AnnotationProcesso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Packag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DeclarationsAnnotatedWith( AnnotationTypeDeclaration type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Mess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War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rAnnotationProcessorEnvironmentImpl.getDeclar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